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9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9" office:value-type="date" office:date-value="2025-09-09" calcext:value-type="date">
            <text:p>09/09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9" office:value-type="date" office:date-value="2025-09-09" calcext:value-type="date">
            <text:p>09/09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9" office:value-type="date" office:date-value="2025-09-11" calcext:value-type="date">
            <text:p>09/11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9" office:value-type="date" office:date-value="2025-09-11" calcext:value-type="date">
            <text:p>09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9" office:value-type="date" office:date-value="2025-09-13" calcext:value-type="date">
            <text:p>09/13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/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/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/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 style:data-style-name="N2" text:time-value="03:59:18.2717740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9-13T03:59:31.358887352</dc:date>
    <meta:editing-duration>PT37M5S</meta:editing-duration>
    <meta:editing-cycles>26</meta:editing-cycles>
    <meta:generator>LibreOffice/24.2.7.2$Linux_X86_64 LibreOffice_project/420$Build-2</meta:generator>
    <meta:document-statistic meta:table-count="1" meta:cell-count="173" meta:object-count="0"/>
  </office:meta>
</office:document-meta>
</file>